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antGarde LT Medium" svg:font-family="'AvantGarde LT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76cm" fo:min-width="3.12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0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AvantGarde LT Medium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AvantGarde LT Medium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vantGarde LT Medium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cm" svg:height="1.8cm" svg:x="1.1cm" svg:y="3.1cm">
          <text:p text:style-name="P1"><text:span text:style-name="T1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8cm" svg:height="1.8cm" svg:x="6.1cm" svg:y="3.1cm">
          <text:p text:style-name="P2"><text:span text:style-name="T1">100_He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8cm" svg:height="1.8cm" svg:x="11.1cm" svg:y="3.1cm">
          <text:p text:style-name="P2"><text:span text:style-name="T1">200_Oa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.8cm" svg:height="1.8cm" svg:x="16.1cm" svg:y="3.1cm">
          <text:p text:style-name="P2"><text:span text:style-name="T1">300_Icel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8cm" svg:height="1.8cm" svg:x="16.1cm" svg:y="6.1cm">
          <text:p text:style-name="P2"><text:span text:style-name="T1">400_Caver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8cm" svg:height="1.8cm" svg:x="11.1cm" svg:y="6.1cm">
          <text:p text:style-name="P2"><text:span text:style-name="T1">500_Asc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3.8cm" svg:height="1.8cm" svg:x="6.1cm" svg:y="6.1cm">
          <text:p text:style-name="P2"><text:span text:style-name="T1">600_Heav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8cm" svg:height="1.8cm" svg:x="1.1cm" svg:y="6.1cm">
          <text:p text:style-name="P2"><text:span text:style-name="T1">700_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4.9cm" svg:y1="4cm" svg:x2="6.1cm" svg:y2="4cm" draw:start-shape="id1" draw:start-glue-point="1" draw:end-shape="id2" draw:end-glue-point="3" svg:d="M4900 4000h1200" svg:viewBox="0 0 1201 1">
          <text:p/>
        </draw:connector>
        <draw:connector draw:style-name="gr2" draw:text-style-name="P3" draw:layer="layout" draw:type="line" svg:x1="9.9cm" svg:y1="4cm" svg:x2="11.1cm" svg:y2="4cm" draw:start-shape="id2" draw:start-glue-point="1" draw:end-shape="id3" svg:d="M9900 4000h1200" svg:viewBox="0 0 1201 1">
          <text:p/>
        </draw:connector>
        <draw:connector draw:style-name="gr2" draw:text-style-name="P3" draw:layer="layout" draw:type="line" svg:x1="14.9cm" svg:y1="4cm" svg:x2="16.1cm" svg:y2="4cm" draw:start-shape="id3" draw:start-glue-point="1" draw:end-shape="id4" draw:end-glue-point="3" svg:d="M14900 4000h1200" svg:viewBox="0 0 1201 1">
          <text:p/>
        </draw:connector>
        <draw:connector draw:style-name="gr2" draw:text-style-name="P3" draw:layer="layout" draw:type="line" svg:x1="18cm" svg:y1="4.9cm" svg:x2="18cm" svg:y2="6.1cm" draw:start-shape="id4" draw:start-glue-point="2" draw:end-shape="id5" draw:end-glue-point="0" svg:d="M18000 4900v1200" svg:viewBox="0 0 1 1201">
          <text:p/>
        </draw:connector>
        <draw:connector draw:style-name="gr2" draw:text-style-name="P3" draw:layer="layout" draw:type="line" svg:x1="16.1cm" svg:y1="7cm" svg:x2="14.9cm" svg:y2="7cm" draw:start-shape="id5" draw:start-glue-point="3" draw:end-shape="id6" draw:end-glue-point="1" svg:d="M16100 7000h-1200" svg:viewBox="0 0 1201 1">
          <text:p/>
        </draw:connector>
        <draw:connector draw:style-name="gr2" draw:text-style-name="P3" draw:layer="layout" draw:type="line" svg:x1="11.1cm" svg:y1="7cm" svg:x2="9.9cm" svg:y2="7cm" draw:start-shape="id6" draw:start-glue-point="3" draw:end-shape="id7" draw:end-glue-point="1" svg:d="M11100 7000h-1200" svg:viewBox="0 0 1201 1">
          <text:p/>
        </draw:connector>
        <draw:connector draw:style-name="gr2" draw:text-style-name="P3" draw:layer="layout" draw:type="line" svg:x1="6.1cm" svg:y1="7cm" svg:x2="4.9cm" svg:y2="7cm" draw:start-shape="id7" draw:start-glue-point="3" draw:end-shape="id8" draw:end-glue-point="1" svg:d="M6100 7000h-1200" svg:viewBox="0 0 1201 1">
          <text:p/>
        </draw:connector>
        <draw:frame draw:style-name="gr3" draw:text-style-name="P5" draw:layer="layout" svg:width="13.3cm" svg:height="2.343cm" svg:x="4.1cm" svg:y="1cm">
          <draw:text-box>
            <text:p text:style-name="P4"><text:span text:style-name="T2">Axis Of Evil – Scene Fl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antGarde LT Medium" svg:font-family="'AvantGarde LT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8T19:48:53.136605298</meta:creation-date>
    <dc:date>2016-08-08T20:24:18.714175833</dc:date>
    <meta:editing-duration>PT20M14S</meta:editing-duration>
    <meta:editing-cycles>2</meta:editing-cycles>
    <meta:generator>LibreOffice/5.0.6.3$Linux_X86_64 LibreOffice_project/00m0$Build-3</meta:generator>
    <meta:document-statistic meta:object-count="16"/>
  </office:meta>
</office:document-meta>
</file>